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Assamese" svg:font-family="'Lohit Assamese'"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BenchmarkingSingleCycle" style:family="table">
      <style:table-properties style:width="6.925in" table:align="margins"/>
    </style:style>
    <style:style style:name="BenchmarkingSingleCycle.A" style:family="table-column">
      <style:table-column-properties style:column-width="1.1542in" style:rel-column-width="1662*"/>
    </style:style>
    <style:style style:name="BenchmarkingSingleCycle.E" style:family="table-column">
      <style:table-column-properties style:column-width="1.0083in" style:rel-column-width="1452*"/>
    </style:style>
    <style:style style:name="BenchmarkingSingleCycle.F" style:family="table-column">
      <style:table-column-properties style:column-width="1.3in" style:rel-column-width="1872*"/>
    </style:style>
    <style:style style:name="BenchmarkingSingleCycle.1" style:family="table-row">
      <style:table-row-properties style:min-row-height="0.275in"/>
    </style:style>
    <style:style style:name="BenchmarkingSingleCycle.A1" style:family="table-cell">
      <style:table-cell-properties fo:padding="0in" fo:border="none" style:writing-mode="page"/>
    </style:style>
    <style:style style:name="BenchmarkingSingleCycle.E3" style:family="table-cell">
      <style:table-cell-properties style:vertical-align="middle" fo:padding="0in" fo:border="none" style:writing-mode="page"/>
    </style:style>
    <style:style style:name="BenchmarkingSoftwareScheduled" style:family="table">
      <style:table-properties style:width="6.925in" table:align="margins"/>
    </style:style>
    <style:style style:name="BenchmarkingSoftwareScheduled.A" style:family="table-column">
      <style:table-column-properties style:column-width="1.1542in" style:rel-column-width="1662*"/>
    </style:style>
    <style:style style:name="BenchmarkingSoftwareScheduled.E" style:family="table-column">
      <style:table-column-properties style:column-width="1.0083in" style:rel-column-width="1452*"/>
    </style:style>
    <style:style style:name="BenchmarkingSoftwareScheduled.F" style:family="table-column">
      <style:table-column-properties style:column-width="1.3in" style:rel-column-width="1872*"/>
    </style:style>
    <style:style style:name="BenchmarkingSoftwareScheduled.1" style:family="table-row">
      <style:table-row-properties style:min-row-height="0.275in"/>
    </style:style>
    <style:style style:name="BenchmarkingSoftwareScheduled.A1" style:family="table-cell">
      <style:table-cell-properties fo:padding="0in" fo:border="none" style:writing-mode="page"/>
    </style:style>
    <style:style style:name="BenchmarkingSoftwareScheduled.E3" style:family="table-cell">
      <style:table-cell-properties style:vertical-align="middle" fo:padding="0in" fo:border="none" style:writing-mode="page"/>
    </style:style>
    <style:style style:name="BenchmarkingHardwareScheduled" style:family="table">
      <style:table-properties style:width="6.925in" table:align="margins"/>
    </style:style>
    <style:style style:name="BenchmarkingHardwareScheduled.A" style:family="table-column">
      <style:table-column-properties style:column-width="1.1542in" style:rel-column-width="1662*"/>
    </style:style>
    <style:style style:name="BenchmarkingHardwareScheduled.E" style:family="table-column">
      <style:table-column-properties style:column-width="1.0083in" style:rel-column-width="1452*"/>
    </style:style>
    <style:style style:name="BenchmarkingHardwareScheduled.F" style:family="table-column">
      <style:table-column-properties style:column-width="1.3in" style:rel-column-width="1872*"/>
    </style:style>
    <style:style style:name="BenchmarkingHardwareScheduled.1" style:family="table-row">
      <style:table-row-properties style:min-row-height="0.275in"/>
    </style:style>
    <style:style style:name="BenchmarkingHardwareScheduled.A1" style:family="table-cell">
      <style:table-cell-properties fo:padding="0in" fo:border="none" style:writing-mode="page"/>
    </style:style>
    <style:style style:name="BenchmarkingHardwareScheduled.E3" style:family="table-cell">
      <style:table-cell-properties style:vertical-align="middle" fo:padding="0in" fo:border="none" style:writing-mode="page"/>
    </style:style>
    <style:style style:name="P1" style:family="paragraph" style:parent-style-name="Preformatted_20_Text">
      <style:text-properties style:font-name="FreeSans" fo:font-size="12pt" fo:font-weight="bold" officeooo:rsid="001c82ef" officeooo:paragraph-rsid="001c82ef" style:font-size-asian="12pt" style:font-weight-asian="bold" style:font-size-complex="12pt" style:font-weight-complex="bold"/>
    </style:style>
    <style:style style:name="P2" style:family="paragraph" style:parent-style-name="Preformatted_20_Text">
      <style:text-properties style:font-name="FreeSans" fo:font-weight="bold" officeooo:rsid="001c82ef" officeooo:paragraph-rsid="001c82ef" style:font-weight-asian="bold" style:font-weight-complex="bold"/>
    </style:style>
    <style:style style:name="P3" style:family="paragraph" style:parent-style-name="Preformatted_20_Text">
      <style:text-properties style:font-name="FreeSans" fo:font-weight="bold" officeooo:rsid="001c82ef" officeooo:paragraph-rsid="001f644f" style:font-weight-asian="bold" style:font-weight-complex="bold"/>
    </style:style>
    <style:style style:name="P4" style:family="paragraph" style:parent-style-name="Preformatted_20_Text">
      <style:text-properties style:font-name="FreeSans" fo:font-size="9pt" fo:font-weight="normal" officeooo:rsid="002cdaf4" officeooo:paragraph-rsid="002cdaf4" style:font-size-asian="9pt" style:font-weight-asian="normal" style:font-size-complex="9pt" style:font-weight-complex="normal"/>
    </style:style>
    <style:style style:name="P5" style:family="paragraph" style:parent-style-name="Preformatted_20_Text">
      <style:text-properties style:font-name="FreeSans" fo:font-size="9pt" fo:font-weight="normal" officeooo:rsid="002dda8c" officeooo:paragraph-rsid="002dda8c" style:font-size-asian="9pt" style:font-weight-asian="normal" style:font-size-complex="9pt" style:font-weight-complex="normal"/>
    </style:style>
    <style:style style:name="P6" style:family="paragraph" style:parent-style-name="Preformatted_20_Text">
      <style:text-properties style:font-name="FreeSans" fo:font-size="9pt" fo:font-weight="normal" officeooo:rsid="0036a904" officeooo:paragraph-rsid="0036a904" style:font-size-asian="7.84999990463257pt" style:font-weight-asian="normal" style:font-size-complex="9pt" style:font-weight-complex="normal"/>
    </style:style>
    <style:style style:name="P7" style:family="paragraph" style:parent-style-name="Preformatted_20_Text">
      <style:text-properties officeooo:paragraph-rsid="001cc243"/>
    </style:style>
    <style:style style:name="P8" style:family="paragraph" style:parent-style-name="Preformatted_20_Text">
      <style:text-properties officeooo:paragraph-rsid="002dda8c"/>
    </style:style>
    <style:style style:name="P9" style:family="paragraph" style:parent-style-name="Preformatted_20_Text">
      <style:text-properties officeooo:rsid="003390e5" officeooo:paragraph-rsid="003390e5"/>
    </style:style>
    <style:style style:name="P10" style:family="paragraph" style:parent-style-name="Preformatted_20_Text">
      <style:text-properties officeooo:rsid="0035bf33" officeooo:paragraph-rsid="0035bf33"/>
    </style:style>
    <style:style style:name="P11" style:family="paragraph" style:parent-style-name="Standard">
      <style:text-properties style:font-name="FreeSans" fo:font-weight="bold" officeooo:rsid="001c82ef" officeooo:paragraph-rsid="001f644f" style:font-weight-asian="bold" style:font-weight-complex="bold"/>
    </style:style>
    <style:style style:name="P12" style:family="paragraph" style:parent-style-name="Table_20_Contents">
      <style:text-properties style:font-name="FreeSans" fo:font-size="10pt" officeooo:rsid="001d88ac" officeooo:paragraph-rsid="001d88ac" style:font-name-asian="Noto Sans Mono CJK SC" style:font-size-asian="10pt" style:font-name-complex="Liberation Mono" style:font-size-complex="10pt"/>
    </style:style>
    <style:style style:name="P13" style:family="paragraph" style:parent-style-name="Table_20_Contents">
      <style:text-properties style:font-name="FreeSans" fo:font-size="10pt" officeooo:rsid="001d88ac" officeooo:paragraph-rsid="001f644f" style:font-name-asian="Noto Sans Mono CJK SC" style:font-size-asian="10pt" style:font-name-complex="Liberation Mono" style:font-size-complex="10pt"/>
    </style:style>
    <style:style style:name="P14" style:family="paragraph" style:parent-style-name="Table_20_Contents">
      <style:text-properties style:font-name="FreeSans" fo:font-size="10pt" fo:font-weight="bold" officeooo:rsid="001d88ac" officeooo:paragraph-rsid="001d88ac" style:font-name-asian="Noto Sans Mono CJK SC" style:font-size-asian="10pt" style:font-weight-asian="bold" style:font-name-complex="Liberation Mono" style:font-size-complex="10pt" style:font-weight-complex="bold"/>
    </style:style>
    <style:style style:name="P15" style:family="paragraph" style:parent-style-name="Table_20_Contents">
      <style:text-properties style:font-name="FreeSans" fo:font-size="10pt" fo:font-weight="bold" officeooo:rsid="001d88ac" officeooo:paragraph-rsid="001f644f" style:font-name-asian="Noto Sans Mono CJK SC" style:font-size-asian="10pt" style:font-weight-asian="bold" style:font-name-complex="Liberation Mono" style:font-size-complex="10pt" style:font-weight-complex="bold"/>
    </style:style>
    <style:style style:name="P16" style:family="paragraph" style:parent-style-name="Table_20_Contents">
      <style:text-properties style:font-name="FreeSans" fo:font-size="10pt" fo:font-weight="bold" officeooo:rsid="001f644f" officeooo:paragraph-rsid="001f644f" style:font-name-asian="Noto Sans Mono CJK SC" style:font-size-asian="10pt" style:font-weight-asian="bold" style:font-name-complex="Liberation Mono" style:font-size-complex="10pt" style:font-weight-complex="bold"/>
    </style:style>
    <style:style style:name="P17" style:family="paragraph" style:parent-style-name="Table_20_Contents">
      <style:text-properties style:font-name="FreeSans" fo:font-size="9pt" fo:font-weight="bold" officeooo:rsid="001d88ac" officeooo:paragraph-rsid="001d88ac" style:font-name-asian="Noto Sans Mono CJK SC" style:font-size-asian="9pt" style:font-weight-asian="bold" style:font-name-complex="Liberation Mono" style:font-size-complex="9pt" style:font-weight-complex="bold"/>
    </style:style>
    <style:style style:name="P18" style:family="paragraph" style:parent-style-name="Table_20_Contents">
      <style:text-properties style:font-name="FreeSans" fo:font-size="9pt" fo:font-weight="bold" officeooo:rsid="001d88ac" officeooo:paragraph-rsid="001f644f" style:font-name-asian="Noto Sans Mono CJK SC" style:font-size-asian="9pt" style:font-weight-asian="bold" style:font-name-complex="Liberation Mono" style:font-size-complex="9pt" style:font-weight-complex="bold"/>
    </style:style>
    <style:style style:name="P19" style:family="paragraph" style:parent-style-name="Table_20_Contents">
      <style:text-properties style:font-name="FreeSans" fo:font-size="9pt" style:font-name-asian="Noto Sans Mono CJK SC" style:font-size-asian="9pt" style:font-name-complex="Liberation Mono" style:font-size-complex="9pt"/>
    </style:style>
    <style:style style:name="P20" style:family="paragraph" style:parent-style-name="Table_20_Contents">
      <style:text-properties style:font-name="FreeSans" fo:font-size="9pt" officeooo:rsid="001f644f" officeooo:paragraph-rsid="001f644f" style:font-name-asian="Noto Sans Mono CJK SC" style:font-size-asian="9pt" style:font-name-complex="Liberation Mono" style:font-size-complex="9pt"/>
    </style:style>
    <style:style style:name="P21" style:family="paragraph" style:parent-style-name="Table_20_Contents">
      <style:paragraph-properties fo:text-align="center" style:justify-single-word="false"/>
      <style:text-properties style:font-name="FreeSans" fo:font-size="9pt" officeooo:rsid="001f644f" officeooo:paragraph-rsid="001f644f" style:font-name-asian="Noto Sans Mono CJK SC" style:font-size-asian="9pt" style:font-name-complex="Liberation Mono" style:font-size-complex="9pt"/>
    </style:style>
    <style:style style:name="P22" style:family="paragraph" style:parent-style-name="Table_20_Contents">
      <style:text-properties style:font-name="FreeSans" fo:font-size="9pt" officeooo:rsid="00203433" officeooo:paragraph-rsid="00203433" style:font-name-asian="Noto Sans Mono CJK SC" style:font-size-asian="9pt" style:font-name-complex="Liberation Mono" style:font-size-complex="9pt"/>
    </style:style>
    <style:style style:name="P23" style:family="paragraph" style:parent-style-name="Table_20_Contents">
      <style:paragraph-properties fo:text-align="center" style:justify-single-word="false"/>
      <style:text-properties style:font-name="FreeSans" fo:font-size="9pt" officeooo:rsid="00214d9f" officeooo:paragraph-rsid="00214d9f" style:font-name-asian="Noto Sans Mono CJK SC" style:font-size-asian="9pt" style:font-name-complex="Liberation Mono" style:font-size-complex="9pt"/>
    </style:style>
    <style:style style:name="P24" style:family="paragraph" style:parent-style-name="Table_20_Contents">
      <style:text-properties style:font-name="FreeSans" fo:font-size="9pt" officeooo:rsid="0022b173" officeooo:paragraph-rsid="0022b173" style:font-name-asian="Noto Sans Mono CJK SC" style:font-size-asian="9pt" style:font-name-complex="Liberation Mono" style:font-size-complex="9pt"/>
    </style:style>
    <style:style style:name="P25" style:family="paragraph" style:parent-style-name="Table_20_Contents">
      <style:text-properties style:font-name="FreeSans" fo:font-size="9pt" officeooo:paragraph-rsid="001f644f" style:font-name-asian="Noto Sans Mono CJK SC" style:font-size-asian="9pt" style:font-name-complex="Liberation Mono" style:font-size-complex="9pt"/>
    </style:style>
    <style:style style:name="P26" style:family="paragraph" style:parent-style-name="Table_20_Contents">
      <style:text-properties style:font-name="FreeSans" fo:font-size="9pt" officeooo:rsid="002061d7" officeooo:paragraph-rsid="002061d7" style:font-name-asian="Noto Sans Mono CJK SC" style:font-size-asian="9pt" style:font-name-complex="Liberation Mono" style:font-size-complex="9pt"/>
    </style:style>
    <style:style style:name="P27" style:family="paragraph" style:parent-style-name="Table_20_Contents">
      <style:text-properties style:font-name="FreeSans" fo:font-size="9pt" officeooo:rsid="00209a92" officeooo:paragraph-rsid="00209a92" style:font-name-asian="Noto Sans Mono CJK SC" style:font-size-asian="9pt" style:font-name-complex="Liberation Mono" style:font-size-complex="9pt"/>
    </style:style>
    <style:style style:name="P28" style:family="paragraph" style:parent-style-name="Table_20_Contents">
      <style:text-properties style:font-name="FreeSans" fo:font-size="9pt" officeooo:rsid="00234eca" officeooo:paragraph-rsid="00234eca" style:font-name-asian="Noto Sans Mono CJK SC" style:font-size-asian="9pt" style:font-name-complex="Liberation Mono" style:font-size-complex="9pt"/>
    </style:style>
    <style:style style:name="P29" style:family="paragraph" style:parent-style-name="Table_20_Contents">
      <style:text-properties style:font-name="FreeSans" fo:font-size="9pt" officeooo:rsid="00244ed4" officeooo:paragraph-rsid="00244ed4" style:font-name-asian="Noto Sans Mono CJK SC" style:font-size-asian="9pt" style:font-name-complex="Liberation Mono" style:font-size-complex="9pt"/>
    </style:style>
    <style:style style:name="P30" style:family="paragraph" style:parent-style-name="Table_20_Contents">
      <style:text-properties style:font-name="FreeSans" fo:font-size="9pt" officeooo:rsid="002592be" officeooo:paragraph-rsid="002592be" style:font-name-asian="Noto Sans Mono CJK SC" style:font-size-asian="9pt" style:font-name-complex="Liberation Mono" style:font-size-complex="9pt"/>
    </style:style>
    <style:style style:name="P31" style:family="paragraph" style:parent-style-name="Table_20_Contents">
      <style:paragraph-properties fo:text-align="center" style:justify-single-word="false"/>
      <style:text-properties style:font-name="FreeSans" fo:font-size="9pt" officeooo:rsid="002647f7" officeooo:paragraph-rsid="002647f7" style:font-name-asian="Noto Sans Mono CJK SC" style:font-size-asian="9pt" style:font-name-complex="Liberation Mono" style:font-size-complex="9pt"/>
    </style:style>
    <style:style style:name="P32" style:family="paragraph" style:parent-style-name="Table_20_Contents">
      <style:text-properties style:font-name="FreeSans" fo:font-size="9pt" officeooo:rsid="002affc9" officeooo:paragraph-rsid="002affc9" style:font-name-asian="Noto Sans Mono CJK SC" style:font-size-asian="9pt" style:font-name-complex="Liberation Mono" style:font-size-complex="9pt"/>
    </style:style>
    <style:style style:name="P33" style:family="paragraph" style:parent-style-name="Table_20_Contents">
      <style:text-properties officeooo:paragraph-rsid="002affc9"/>
    </style:style>
    <style:style style:name="P34" style:family="paragraph" style:parent-style-name="Table_20_Contents">
      <style:text-properties officeooo:paragraph-rsid="002a14a0"/>
    </style:style>
    <style:style style:name="P35" style:family="paragraph" style:parent-style-name="Table_20_Contents">
      <style:text-properties officeooo:paragraph-rsid="002cb3c3"/>
    </style:style>
    <style:style style:name="T1" style:family="text">
      <style:text-properties style:font-name="FreeSans" fo:font-weight="normal" officeooo:rsid="001cc243" style:font-weight-asian="normal" style:font-weight-complex="normal"/>
    </style:style>
    <style:style style:name="T2" style:family="text">
      <style:text-properties style:font-name="FreeSans" fo:font-size="9pt" fo:font-weight="normal" officeooo:rsid="001cc243" style:font-name-asian="Noto Sans Mono CJK SC" style:font-size-asian="9pt" style:font-weight-asian="normal" style:font-name-complex="Liberation Mono" style:font-size-complex="9pt" style:font-weight-complex="normal"/>
    </style:style>
    <style:style style:name="T3" style:family="text">
      <style:text-properties style:font-name="FreeSans" fo:font-size="9pt" fo:font-weight="normal" officeooo:rsid="003390e5" style:font-name-asian="Noto Sans Mono CJK SC" style:font-size-asian="9pt" style:font-weight-asian="normal" style:font-name-complex="Liberation Mono" style:font-size-complex="9pt" style:font-weight-complex="normal"/>
    </style:style>
    <style:style style:name="T4" style:family="text">
      <style:text-properties style:font-name="FreeSans" fo:font-size="9pt" fo:font-weight="normal" style:font-size-asian="9pt" style:font-weight-asian="normal" style:font-size-complex="9pt" style:font-weight-complex="normal"/>
    </style:style>
    <style:style style:name="T5" style:family="text">
      <style:text-properties style:font-name="FreeSans" fo:font-size="9pt" fo:font-weight="normal" officeooo:rsid="001cc243" style:font-size-asian="9pt" style:font-weight-asian="normal" style:font-size-complex="9pt" style:font-weight-complex="normal"/>
    </style:style>
    <style:style style:name="T6" style:family="text">
      <style:text-properties style:font-name="FreeSans" fo:font-size="9pt" fo:font-weight="normal" officeooo:rsid="002dda8c" style:font-size-asian="9pt" style:font-weight-asian="normal" style:font-size-complex="9pt" style:font-weight-complex="normal"/>
    </style:style>
    <style:style style:name="T7" style:family="text">
      <style:text-properties style:font-name="FreeSans" fo:font-size="9pt" fo:font-weight="normal" officeooo:rsid="003390e5" style:font-size-asian="9pt" style:font-weight-asian="normal" style:font-size-complex="9pt" style:font-weight-complex="normal"/>
    </style:style>
    <style:style style:name="T8" style:family="text">
      <style:text-properties style:font-name="FreeSans" fo:font-size="9pt" fo:font-weight="normal" officeooo:rsid="00347a76" style:font-size-asian="9pt" style:font-weight-asian="normal" style:font-size-complex="9pt" style:font-weight-complex="normal"/>
    </style:style>
    <style:style style:name="T9" style:family="text">
      <style:text-properties style:font-name="FreeSans" fo:font-size="9pt" officeooo:rsid="002dda8c" style:font-name-asian="Noto Sans Mono CJK SC" style:font-size-asian="9pt" style:font-name-complex="Liberation Mono" style:font-size-complex="9pt"/>
    </style:style>
    <style:style style:name="T10" style:family="text">
      <style:text-properties style:font-name="FreeSans" fo:font-size="9pt" officeooo:rsid="002affc9" style:font-name-asian="Noto Sans Mono CJK SC" style:font-size-asian="9pt" style:font-name-complex="Liberation Mono" style:font-size-complex="9pt"/>
    </style:style>
    <style:style style:name="T11" style:family="text">
      <style:text-properties style:font-name="FreeSans" fo:font-size="9pt" officeooo:rsid="002a14a0" style:font-name-asian="Noto Sans Mono CJK SC" style:font-size-asian="9pt" style:font-name-complex="Liberation Mono" style:font-size-complex="9pt"/>
    </style:style>
    <style:style style:name="T12" style:family="text">
      <style:text-properties style:font-name="FreeSans" fo:font-size="9pt" officeooo:rsid="002cb3c3" style:font-name-asian="Noto Sans Mono CJK SC" style:font-size-asian="9pt" style:font-name-complex="Liberation Mono" style:font-size-complex="9pt"/>
    </style:style>
    <style:style style:name="T13" style:family="text">
      <style:text-properties officeooo:rsid="002dda8c"/>
    </style:style>
    <style:style style:name="T14" style:family="text">
      <style:text-properties officeooo:rsid="0037a208"/>
    </style:style>
    <style:style style:name="T15" style:family="text">
      <style:text-properties officeooo:rsid="0037de84"/>
    </style:style>
    <style:style style:name="T16" style:family="text">
      <style:text-properties officeooo:rsid="0038ec5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ntroduction:</text:p>
      <text:p text:style-name="P2"/>
      <text:p text:style-name="P7"><text:span text:style-name="T2"><text:tab/>The goal of this project was to complete a </text:span><text:span text:style-name="T5">MIPS signal cycle processor; which we then improved on and </text:span><text:span text:style-name="T2">implemented</text:span><text:span text:style-name="T5"> a software scheduled pipeline to improve CPI, as well as a hardware scheduled pipeline to reduce the reliance on the compiler to insert NOPs on the hardware level when data hazards were present. This paper will go over the analysis of all 3 processors that were created, and how they compare to each other on a performance level.</text:span><text:span text:style-name="T1"> </text:span></text:p>
      <text:p text:style-name="P2"/>
      <text:p text:style-name="P2">Benchmarking:</text:p>
      <text:p text:style-name="P2"/>
      <table:table table:name="BenchmarkingSingleCycle" table:style-name="BenchmarkingSingleCycle">
        <table:table-column table:style-name="BenchmarkingSingleCycle.A" table:number-columns-repeated="4"/>
        <table:table-column table:style-name="BenchmarkingSingleCycle.E"/>
        <table:table-column table:style-name="BenchmarkingSingleCycle.F"/>
        <table:table-row table:style-name="BenchmarkingSingleCycle.1">
          <table:table-cell table:style-name="BenchmarkingSingleCycle.A1" office:value-type="string">
            <text:p text:style-name="P14"/>
          </table:table-cell>
          <table:table-cell table:style-name="BenchmarkingSingleCycle.A1" table:number-columns-spanned="5" office:value-type="string">
            <text:p text:style-name="P14">Single Cycle</text:p>
          </table:table-cell>
          <table:covered-table-cell/>
          <table:covered-table-cell/>
          <table:covered-table-cell/>
          <table:covered-table-cell/>
        </table:table-row>
        <table:table-row table:style-name="BenchmarkingSingleCycle.1">
          <table:table-cell table:style-name="BenchmarkingSingleCycle.A1" office:value-type="string">
            <text:p text:style-name="P14">Program</text:p>
          </table:table-cell>
          <table:table-cell table:style-name="BenchmarkingSingleCycle.A1" office:value-type="string">
            <text:p text:style-name="P17"># Instructions</text:p>
          </table:table-cell>
          <table:table-cell table:style-name="BenchmarkingSingleCycle.A1" office:value-type="string">
            <text:p text:style-name="P17">Total Cycles</text:p>
          </table:table-cell>
          <table:table-cell table:style-name="BenchmarkingSingleCycle.A1" office:value-type="string">
            <text:p text:style-name="P17">CPI</text:p>
          </table:table-cell>
          <table:table-cell table:style-name="BenchmarkingSingleCycle.A1" office:value-type="string">
            <text:p text:style-name="P17">Max cycle time</text:p>
          </table:table-cell>
          <table:table-cell table:style-name="BenchmarkingSingleCycle.A1" office:value-type="string">
            <text:p text:style-name="P17">Total Execution Time</text:p>
          </table:table-cell>
        </table:table-row>
        <table:table-row table:style-name="BenchmarkingSingleCycle.1">
          <table:table-cell table:style-name="BenchmarkingSingleCycle.A1" office:value-type="string">
            <text:p text:style-name="P12">Synthetic</text:p>
          </table:table-cell>
          <table:table-cell table:style-name="BenchmarkingSingleCycle.A1" office:value-type="string">
            <text:p text:style-name="P20">32 Instructions</text:p>
          </table:table-cell>
          <table:table-cell table:style-name="BenchmarkingSingleCycle.A1" office:value-type="string">
            <text:p text:style-name="P20">32 Cycles</text:p>
          </table:table-cell>
          <table:table-cell table:style-name="BenchmarkingSingleCycle.A1" office:value-type="string">
            <text:p text:style-name="P20">1.0</text:p>
          </table:table-cell>
          <table:table-cell table:style-name="BenchmarkingSingleCycle.E3" table:number-rows-spanned="3" office:value-type="string">
            <text:p text:style-name="P21">43.091 ns</text:p>
          </table:table-cell>
          <table:table-cell table:style-name="BenchmarkingSingleCycle.A1" office:value-type="string">
            <text:p text:style-name="P34"><text:span text:style-name="T9">1,378</text:span><text:span text:style-name="T11">.</text:span><text:span text:style-name="T9">912</text:span><text:span text:style-name="T11"> ns</text:span></text:p>
          </table:table-cell>
        </table:table-row>
        <table:table-row table:style-name="BenchmarkingSingleCycle.1">
          <table:table-cell table:style-name="BenchmarkingSingleCycle.A1" office:value-type="string">
            <text:p text:style-name="P12">Grendel</text:p>
          </table:table-cell>
          <table:table-cell table:style-name="BenchmarkingSingleCycle.A1" office:value-type="string">
            <text:p text:style-name="P22">2116 Instructions</text:p>
          </table:table-cell>
          <table:table-cell table:style-name="BenchmarkingSingleCycle.A1" office:value-type="string">
            <text:p text:style-name="P22">2116 Cycles</text:p>
          </table:table-cell>
          <table:table-cell table:style-name="BenchmarkingSingleCycle.A1" office:value-type="string">
            <text:p text:style-name="P22">1.0</text:p>
          </table:table-cell>
          <table:covered-table-cell/>
          <table:table-cell table:style-name="BenchmarkingSingleCycle.A1" office:value-type="string">
            <text:p text:style-name="P34"><text:span text:style-name="T9">91,180.556</text:span><text:span text:style-name="T11"> ns</text:span></text:p>
          </table:table-cell>
        </table:table-row>
        <table:table-row table:style-name="BenchmarkingSingleCycle.1">
          <table:table-cell table:style-name="BenchmarkingSingleCycle.A1" office:value-type="string">
            <text:p text:style-name="P12">Bubble Sort</text:p>
          </table:table-cell>
          <table:table-cell table:style-name="BenchmarkingSingleCycle.A1" office:value-type="string">
            <text:p text:style-name="P22">602 Instructions</text:p>
          </table:table-cell>
          <table:table-cell table:style-name="BenchmarkingSingleCycle.A1" office:value-type="string">
            <text:p text:style-name="P22">602 Cycles</text:p>
          </table:table-cell>
          <table:table-cell table:style-name="BenchmarkingSingleCycle.A1" office:value-type="string">
            <text:p text:style-name="P22">1.0</text:p>
          </table:table-cell>
          <table:covered-table-cell/>
          <table:table-cell table:style-name="BenchmarkingSingleCycle.A1" office:value-type="string">
            <text:p text:style-name="P34"><text:span text:style-name="T9">25,940</text:span><text:span text:style-name="T11">.</text:span><text:span text:style-name="T9">782</text:span><text:span text:style-name="T11"> ns</text:span></text:p>
          </table:table-cell>
        </table:table-row>
      </table:table>
      <text:p text:style-name="P2"/>
      <text:p text:style-name="P3"/>
      <table:table table:name="BenchmarkingSoftwareScheduled" table:style-name="BenchmarkingSoftwareScheduled">
        <table:table-column table:style-name="BenchmarkingSoftwareScheduled.A" table:number-columns-repeated="4"/>
        <table:table-column table:style-name="BenchmarkingSoftwareScheduled.E"/>
        <table:table-column table:style-name="BenchmarkingSoftwareScheduled.F"/>
        <table:table-row table:style-name="BenchmarkingSoftwareScheduled.1">
          <table:table-cell table:style-name="BenchmarkingSoftwareScheduled.A1" office:value-type="string">
            <text:p text:style-name="P15"/>
          </table:table-cell>
          <table:table-cell table:style-name="BenchmarkingSoftwareScheduled.A1" table:number-columns-spanned="5" office:value-type="string">
            <text:p text:style-name="P16">Software Scheduled</text:p>
          </table:table-cell>
          <table:covered-table-cell/>
          <table:covered-table-cell/>
          <table:covered-table-cell/>
          <table:covered-table-cell/>
        </table:table-row>
        <table:table-row table:style-name="BenchmarkingSoftwareScheduled.1">
          <table:table-cell table:style-name="BenchmarkingSoftwareScheduled.A1" office:value-type="string">
            <text:p text:style-name="P15">Program</text:p>
          </table:table-cell>
          <table:table-cell table:style-name="BenchmarkingSoftwareScheduled.A1" office:value-type="string">
            <text:p text:style-name="P18"># Instructions</text:p>
          </table:table-cell>
          <table:table-cell table:style-name="BenchmarkingSoftwareScheduled.A1" office:value-type="string">
            <text:p text:style-name="P18">Total Cycles</text:p>
          </table:table-cell>
          <table:table-cell table:style-name="BenchmarkingSoftwareScheduled.A1" office:value-type="string">
            <text:p text:style-name="P18">CPI</text:p>
          </table:table-cell>
          <table:table-cell table:style-name="BenchmarkingSoftwareScheduled.A1" office:value-type="string">
            <text:p text:style-name="P18">Max cycle time</text:p>
          </table:table-cell>
          <table:table-cell table:style-name="BenchmarkingSoftwareScheduled.A1" office:value-type="string">
            <text:p text:style-name="P18">Total Execution Time</text:p>
          </table:table-cell>
        </table:table-row>
        <table:table-row table:style-name="BenchmarkingSoftwareScheduled.1">
          <table:table-cell table:style-name="BenchmarkingSoftwareScheduled.A1" office:value-type="string">
            <text:p text:style-name="P13">Synthetic</text:p>
          </table:table-cell>
          <table:table-cell table:style-name="BenchmarkingSoftwareScheduled.A1" office:value-type="string">
            <text:p text:style-name="P24">35 Instructions</text:p>
          </table:table-cell>
          <table:table-cell table:style-name="BenchmarkingSoftwareScheduled.A1" office:value-type="string">
            <text:p text:style-name="P24">40 Cycles</text:p>
          </table:table-cell>
          <table:table-cell table:style-name="BenchmarkingSoftwareScheduled.A1" office:value-type="string">
            <text:p text:style-name="P24">1.14</text:p>
          </table:table-cell>
          <table:table-cell table:style-name="BenchmarkingSoftwareScheduled.E3" table:number-rows-spanned="3" office:value-type="string">
            <text:p text:style-name="P23">23.876 ns</text:p>
          </table:table-cell>
          <table:table-cell table:style-name="BenchmarkingSoftwareScheduled.A1" office:value-type="string">
            <text:p text:style-name="P33"><text:span text:style-name="T9">955</text:span><text:span text:style-name="T10">.</text:span><text:span text:style-name="T9">04</text:span><text:span text:style-name="T10"> ns</text:span></text:p>
          </table:table-cell>
        </table:table-row>
        <table:table-row table:style-name="BenchmarkingSoftwareScheduled.1">
          <table:table-cell table:style-name="BenchmarkingSoftwareScheduled.A1" office:value-type="string">
            <text:p text:style-name="P13">Grendel</text:p>
          </table:table-cell>
          <table:table-cell table:style-name="BenchmarkingSoftwareScheduled.A1" office:value-type="string">
            <text:p text:style-name="P26">5459 Instructions</text:p>
          </table:table-cell>
          <table:table-cell table:style-name="BenchmarkingSoftwareScheduled.A1" office:value-type="string">
            <text:p text:style-name="P26">5720 Cycles</text:p>
          </table:table-cell>
          <table:table-cell table:style-name="BenchmarkingSoftwareScheduled.A1" office:value-type="string">
            <text:p text:style-name="P26">1.05</text:p>
          </table:table-cell>
          <table:covered-table-cell/>
          <table:table-cell table:style-name="BenchmarkingSoftwareScheduled.A1" office:value-type="string">
            <text:p text:style-name="P32">1<text:span text:style-name="T13">36,570.72</text:span> ns</text:p>
          </table:table-cell>
        </table:table-row>
        <table:table-row table:style-name="BenchmarkingSoftwareScheduled.1">
          <table:table-cell table:style-name="BenchmarkingSoftwareScheduled.A1" office:value-type="string">
            <text:p text:style-name="P13">Bubble Sort</text:p>
          </table:table-cell>
          <table:table-cell table:style-name="BenchmarkingSoftwareScheduled.A1" office:value-type="string">
            <text:p text:style-name="P27">1166 Instructions</text:p>
          </table:table-cell>
          <table:table-cell table:style-name="BenchmarkingSoftwareScheduled.A1" office:value-type="string">
            <text:p text:style-name="P27">1265 Cycles</text:p>
          </table:table-cell>
          <table:table-cell table:style-name="BenchmarkingSoftwareScheduled.A1" office:value-type="string">
            <text:p text:style-name="P27">1.08</text:p>
          </table:table-cell>
          <table:covered-table-cell/>
          <table:table-cell table:style-name="BenchmarkingSoftwareScheduled.A1" office:value-type="string">
            <text:p text:style-name="P33"><text:span text:style-name="T9">30,203</text:span><text:span text:style-name="T10">.</text:span><text:span text:style-name="T9">14</text:span><text:span text:style-name="T10"> ns</text:span></text:p>
          </table:table-cell>
        </table:table-row>
      </table:table>
      <text:p text:style-name="P11"/>
      <text:p text:style-name="P11"/>
      <table:table table:name="BenchmarkingHardwareScheduled" table:style-name="BenchmarkingHardwareScheduled">
        <table:table-column table:style-name="BenchmarkingHardwareScheduled.A" table:number-columns-repeated="4"/>
        <table:table-column table:style-name="BenchmarkingHardwareScheduled.E"/>
        <table:table-column table:style-name="BenchmarkingHardwareScheduled.F"/>
        <table:table-row table:style-name="BenchmarkingHardwareScheduled.1">
          <table:table-cell table:style-name="BenchmarkingHardwareScheduled.A1" office:value-type="string">
            <text:p text:style-name="P15"/>
          </table:table-cell>
          <table:table-cell table:style-name="BenchmarkingHardwareScheduled.A1" table:number-columns-spanned="5" office:value-type="string">
            <text:p text:style-name="P16">Hardware Scheduled</text:p>
          </table:table-cell>
          <table:covered-table-cell/>
          <table:covered-table-cell/>
          <table:covered-table-cell/>
          <table:covered-table-cell/>
        </table:table-row>
        <table:table-row table:style-name="BenchmarkingHardwareScheduled.1">
          <table:table-cell table:style-name="BenchmarkingHardwareScheduled.A1" office:value-type="string">
            <text:p text:style-name="P15">Program</text:p>
          </table:table-cell>
          <table:table-cell table:style-name="BenchmarkingHardwareScheduled.A1" office:value-type="string">
            <text:p text:style-name="P18"># Instructions</text:p>
          </table:table-cell>
          <table:table-cell table:style-name="BenchmarkingHardwareScheduled.A1" office:value-type="string">
            <text:p text:style-name="P18">Total Cycles</text:p>
          </table:table-cell>
          <table:table-cell table:style-name="BenchmarkingHardwareScheduled.A1" office:value-type="string">
            <text:p text:style-name="P18">CPI</text:p>
          </table:table-cell>
          <table:table-cell table:style-name="BenchmarkingHardwareScheduled.A1" office:value-type="string">
            <text:p text:style-name="P18">Max cycle time</text:p>
          </table:table-cell>
          <table:table-cell table:style-name="BenchmarkingHardwareScheduled.A1" office:value-type="string">
            <text:p text:style-name="P18">Total Execution Time</text:p>
          </table:table-cell>
        </table:table-row>
        <table:table-row table:style-name="BenchmarkingHardwareScheduled.1">
          <table:table-cell table:style-name="BenchmarkingHardwareScheduled.A1" office:value-type="string">
            <text:p text:style-name="P13">Synthetic</text:p>
          </table:table-cell>
          <table:table-cell table:style-name="BenchmarkingHardwareScheduled.A1" office:value-type="string">
            <text:p text:style-name="P30">32 Instructions</text:p>
          </table:table-cell>
          <table:table-cell table:style-name="BenchmarkingHardwareScheduled.A1" office:value-type="string">
            <text:p text:style-name="P30">45 Cycles</text:p>
          </table:table-cell>
          <table:table-cell table:style-name="BenchmarkingHardwareScheduled.A1" office:value-type="string">
            <text:p text:style-name="P30">1.41</text:p>
          </table:table-cell>
          <table:table-cell table:style-name="BenchmarkingHardwareScheduled.E3" table:number-rows-spanned="3" office:value-type="string">
            <text:p text:style-name="P31">28.275 ns</text:p>
          </table:table-cell>
          <table:table-cell table:style-name="BenchmarkingHardwareScheduled.A1" office:value-type="string">
            <text:p text:style-name="P35"><text:span text:style-name="T9">1,272</text:span><text:span text:style-name="T12">.</text:span><text:span text:style-name="T9">375</text:span><text:span text:style-name="T12"> ns</text:span></text:p>
          </table:table-cell>
        </table:table-row>
        <table:table-row table:style-name="BenchmarkingHardwareScheduled.1">
          <table:table-cell table:style-name="BenchmarkingHardwareScheduled.A1" office:value-type="string">
            <text:p text:style-name="P13">Grendel</text:p>
          </table:table-cell>
          <table:table-cell table:style-name="BenchmarkingHardwareScheduled.A1" office:value-type="string">
            <text:p text:style-name="P28">2116 Instructions</text:p>
          </table:table-cell>
          <table:table-cell table:style-name="BenchmarkingHardwareScheduled.A1" office:value-type="string">
            <text:p text:style-name="P28">4373 Cycles</text:p>
          </table:table-cell>
          <table:table-cell table:style-name="BenchmarkingHardwareScheduled.A1" office:value-type="string">
            <text:p text:style-name="P28">2.07</text:p>
          </table:table-cell>
          <table:covered-table-cell/>
          <table:table-cell table:style-name="BenchmarkingHardwareScheduled.A1" office:value-type="string">
            <text:p text:style-name="P35"><text:span text:style-name="T9">123,646</text:span><text:span text:style-name="T12">.</text:span><text:span text:style-name="T9">575</text:span><text:span text:style-name="T12"> ns</text:span></text:p>
          </table:table-cell>
        </table:table-row>
        <table:table-row table:style-name="BenchmarkingHardwareScheduled.1">
          <table:table-cell table:style-name="BenchmarkingHardwareScheduled.A1" office:value-type="string">
            <text:p text:style-name="P13">Bubble Sort</text:p>
          </table:table-cell>
          <table:table-cell table:style-name="BenchmarkingHardwareScheduled.A1" office:value-type="string">
            <text:p text:style-name="P29">602 Instructions</text:p>
          </table:table-cell>
          <table:table-cell table:style-name="BenchmarkingHardwareScheduled.A1" office:value-type="string">
            <text:p text:style-name="P29">1054 Cycles</text:p>
          </table:table-cell>
          <table:table-cell table:style-name="BenchmarkingHardwareScheduled.A1" office:value-type="string">
            <text:p text:style-name="P29">1.75</text:p>
          </table:table-cell>
          <table:covered-table-cell/>
          <table:table-cell table:style-name="BenchmarkingHardwareScheduled.A1" office:value-type="string">
            <text:p text:style-name="P35"><text:span text:style-name="T9">29,801.85</text:span><text:span text:style-name="T12"> ns</text:span></text:p>
          </table:table-cell>
        </table:table-row>
      </table:table>
      <text:p text:style-name="P11"/>
      <text:p text:style-name="P11"/>
      <text:p text:style-name="P2">Performance Analysis:</text:p>
      <text:p text:style-name="P2"/>
      <text:p text:style-name="P4">Synthetic: </text:p>
      <text:p text:style-name="P4"><text:tab/>The synthetic program ran around the same speed on all the processors as its not a very complex program in addition to it not needing very many stalls at all. This allowed the program to run very quickly across all the processors, and best on the software scheduled pipeline due to the fact that it only needed a few nops, while the hardware scheduled inserted a few more and stalled longer than needed for increased safety.</text:p>
      <text:p text:style-name="P5"/>
      <text:p text:style-name="P5">Grendel:</text:p>
      <text:p text:style-name="P8"><text:span text:style-name="T6"><text:tab/>The grendel program performed best on </text:span><text:span text:style-name="T7">the single cycle processor due to the fact the hardware scheduled pipeline did not implement forwarding. This resulted in both the software and hardware </text:span><text:span text:style-name="T3">scheduled</text:span><text:span text:style-name="T7"> to perform much slower than the single cycle which can be seen by the effective CPI of the software and single being greater than 1 (and over 2 in the hardware) showing how much slower the other CPUs were. The difference in performance of the Software vs the Hardware is because of the flushing that is implemented in the Hardware that allowed the processor to easily switch instructions between branching and jumping which is commonly used inside the grendel program.</text:span></text:p>
      <text:p text:style-name="P8"><text:span text:style-name="T7"/></text:p>
      <text:p text:style-name="P9"><text:span text:style-name="T4">Bubble Sort:</text:span></text:p>
      <text:p text:style-name="P9"><text:span text:style-name="T4"><text:tab/>The bubble sort program performed best on the single cycle processor as the hardware did not implement forwarding, which slowed down the speed on executing instructions. </text:span><text:span text:style-name="T8">This resulted in the Software and Hardware being very close in execution time, as the jumping and branching do not affect the CPI or execution time much since they are completed in the </text:span><text:soft-page-break/><text:span text:style-name="T8">decode stage.</text:span></text:p>
      <text:p text:style-name="P9"><text:span text:style-name="T8"/></text:p>
      <text:p text:style-name="P10"><text:span text:style-name="T8">O</text:span><text:span text:style-name="T4">verall:</text:span></text:p>
      <text:p text:style-name="P10"><text:span text:style-name="T4"><text:tab/>Overall the single cycle processor was quicker to execute all the programs because the Hardware scheduled does not implement any forwarding or branch predictions which would increase the CPI significantly. The difference between the software and hardware scheduled is marginal since the hardware is only inserting nops, which we did for the software manually, and does not implement any forwarding or branch predictions that would help speed the hardware up significantly and closer to the speed of the single cycle.</text:span></text:p>
      <text:p text:style-name="P2"/>
      <text:p text:style-name="P2">Software Optimization:</text:p>
      <text:p text:style-name="P2"/>
      <text:p text:style-name="P2">Hardware Optimization:</text:p>
      <text:p text:style-name="P2"/>
      <text:p text:style-name="P2">It Depends:</text:p>
      <text:p text:style-name="P2"/>
      <text:p text:style-name="P2">Challenges:</text:p>
      <text:p text:style-name="P2"/>
      <text:p text:style-name="P6"><text:tab/>During the semester, our team faced a few big challenges both with the processor design itself, as well as with other factors such as time and even with other software like github. <text:span text:style-name="T14">One of the largest challenges that we faced was sharing our code through github.</text:span></text:p>
      <text:p text:style-name="P6"><text:tab/><text:span text:style-name="T14">We first started using github during the original CPU stage as it was thought to make a lot of the sharing code part easier as well as having a version history will be very useful in the event the code gets messed up and we lose progress or some update to the design isnt working correctly. Unfortunately github wasn't what it was made out to be for us and we faced many issues trying to commit as well as running into a lot of merge conflicts as well as rebases, that resulted in us losing parts of our code many times. This was later on mitigated by creating separate branches for each member, helping to remove the merge conflicts as well as updating the gitignore to ignore files that did not need to be shared. In the future it would be best to outline a better procedure for using git, as well as creating branches and merging code so that it would be simpler to modify code and also figure out what was missing or what needed to be completed when the next person got on to work on the code.</text:span></text:p>
      <text:p text:style-name="P6"><text:tab/><text:span text:style-name="T15">The second most impact challenge we encountered was time management and drive. After the first part of the project, the base CPU, we lost a lot of drive for the project as it seemed very overwhelming in addition to having other class work that needed to completed and tests every week. This made the project take longer than we had expected and planned for, leading to us pushing our deadlines past the soft due date and ending up submitting all parts about a week after the soft deadline. To mitigate this in the future mostly what needs to be done is to ensure drive for the project, as well as laying out a more basic plan that really broke the project down so that it didnt seem so daunting, and was more like a bunch of small tasks to complete, and then a big final task to implement all the small tasks into the processor.</text:span></text:p>
      <text:p text:style-name="P6"><text:tab/><text:span text:style-name="T16">ADD A LAST CHALLENGE</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ohit Assamese" svg:font-family="'Lohit Assamese'"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date>2024-04-30T15:17:35.491922337</dc:date>
    <meta:editing-duration>PT55M9S</meta:editing-duration>
    <meta:editing-cycles>30</meta:editing-cycles>
    <meta:generator>LibreOffice/6.4.7.2$Linux_X86_64 LibreOffice_project/40$Build-2</meta:generator>
    <meta:document-statistic meta:table-count="3" meta:image-count="0" meta:object-count="0" meta:page-count="2" meta:paragraph-count="89" meta:word-count="941" meta:character-count="5434" meta:non-whitespace-character-count="4571"/>
  </office:meta>
</office:document-meta>
</file>